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624" officeooo:paragraph-rsid="0004f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9:58:37.603128525</meta:creation-date>
    <dc:date>2020-03-20T09:59:26.441586312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